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stackoverflow.com/questions/42190909/how-to-specify-entity-framework-core-table-mapping" text:style-name="Internet_20_link" text:visited-style-name="Visited_20_Internet_20_Link">https://stackoverflow.com/questions/42190909/how-to-specify-entity-framework-core-table-mapping</text:a></text:p>
      <text:p text:style-name="Standard"/>
      <text:p text:style-name="Preformatted_20_Text"><text:span text:style-name="Source_20_Text"><text:s/>[Table("MyAccountsTable")]</text:span></text:p>
      <text:p text:style-name="Preformatted_20_Text"><text:span text:style-name="Source_20_Text"><text:s/>public class Account</text:span></text:p>
      <text:p text:style-name="Preformatted_20_Text"><text:span text:style-name="Source_20_Text"><text:s/>{</text:span></text:p>
      <text:p text:style-name="Preformatted_20_Text"><text:span text:style-name="Source_20_Text"><text:s text:c="6"/>public string PasswordHash { get; set; }</text:span></text:p>
      <text:p text:style-name="P1"><text:span text:style-name="Source_20_Text"><text:s/>}</text:span></text:p>
      <text:p text:style-name="Standard"/>
      <text:p text:style-name="Standard"/>
      <text:p text:style-name="Preformatted_20_Text"><text:span text:style-name="Source_20_Text"><text:s/>public class Account</text:span></text:p>
      <text:p text:style-name="Preformatted_20_Text"><text:span text:style-name="Source_20_Text"><text:s/>{</text:span></text:p>
      <text:p text:style-name="Preformatted_20_Text"><text:span text:style-name="Source_20_Text"><text:s text:c="5"/>[Column("MyPasswordHashColumn")]</text:span></text:p>
      <text:p text:style-name="Preformatted_20_Text"><text:span text:style-name="Source_20_Text"><text:s text:c="5"/>public string PasswordHash { get; set; }</text:span></text:p>
      <text:p text:style-name="Preformatted_20_Text"/>
      <text:p text:style-name="P1"><text:span text:style-name="Source_20_Text"><text:s/>}</text:span></text:p>
      <text:p text:style-name="Standard"/>
      <text:p text:style-name="Standard"/>
      <text:p text:style-name="Standard"><text:a xlink:type="simple" xlink:href="https://learn.microsoft.com/en-us/ef/core/modeling/backing-field?tabs=data-annotations" text:style-name="Internet_20_link" text:visited-style-name="Visited_20_Internet_20_Link">https://learn.microsoft.com/en-us/ef/core/modeling/backing-field?tabs=data-annotations</text:a></text:p>
      <text:p text:style-name="Standard"/>
      <text:p text:style-name="Standard"><text:a xlink:type="simple" xlink:href="https://learn.microsoft.com/en-us/ef/core/modeling/" text:style-name="Internet_20_link" text:visited-style-name="Visited_20_Internet_20_Link">https://learn.microsoft.com/en-us/ef/core/modeling/</text:a></text:p>
      <text:p text:style-name="Standard">and/or calls to the <text:a xlink:type="simple" xlink:href="https://learn.microsoft.com/en-us/dotnet/api/microsoft.entityframeworkcore.modelbuilder" text:style-name="Internet_20_link" text:visited-style-name="Visited_20_Internet_20_Link">ModelBuilder</text:a> methods <text:a xlink:type="simple" xlink:href="https://learn.microsoft.com/en-us/ef/core/modeling/#use-fluent-api-to-configure-a-model" text:style-name="Internet_20_link" text:visited-style-name="Visited_20_Internet_20_Link">(also known as </text:a><text:a xlink:type="simple" xlink:href="https://learn.microsoft.com/en-us/ef/core/modeling/#use-fluent-api-to-configure-a-model" text:style-name="Internet_20_link" text:visited-style-name="Visited_20_Internet_20_Link"><text:span text:style-name="Emphasis">fluent API</text:span></text:a><text:a xlink:type="simple" xlink:href="https://learn.microsoft.com/en-us/ef/core/modeling/#use-fluent-api-to-configure-a-model" text:style-name="Internet_20_link" text:visited-style-name="Visited_20_Internet_20_Link">)</text:a> in <text:a xlink:type="simple" xlink:href="https://learn.microsoft.com/en-us/dotnet/api/microsoft.entityframeworkcore.dbcontext.onmodelcreating" text:style-name="Internet_20_link" text:visited-style-name="Visited_20_Internet_20_Link">OnModelCreating</text:a>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6-17T16:20:27.56</meta:creation-date>
    <dc:date>2023-06-17T16:30:27.86</dc:date>
    <meta:editing-duration>PT10M3S</meta:editing-duration>
    <meta:editing-cycles>2</meta:editing-cycles>
    <meta:generator>OpenOffice/4.1.6$Win32 OpenOffice.org_project/416m1$Build-9790</meta:generator>
    <meta:document-statistic meta:table-count="0" meta:image-count="0" meta:object-count="0" meta:page-count="1" meta:paragraph-count="14" meta:word-count="42" meta:character-count="524"/>
  </office:meta>
</office:document-meta>
</file>